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4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PM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/>
          <table:table-cell table:style-name="ce55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8" office:value-type="float" office:value="1.08" calcext:value-type="float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7" office:value-type="float" office:value="0.205" calcext:value-type="float">
            <text:p>0,205</text:p>
          </table:table-cell>
          <table:table-cell table:style-name="ce30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5"/>
          <table:table-cell table:style-name="ce38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5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8" office:value-type="float" office:value="0.0746" calcext:value-type="float">
            <text:p>0,075</text:p>
          </table:table-cell>
          <table:table-cell table:style-name="ce31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5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float" office:value="0.119" calcext:value-type="float">
            <text:p>0,119</text:p>
          </table:table-cell>
          <table:table-cell table:style-name="ce30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float" office:value="1.47" calcext:value-type="float">
            <text:p>1,470</text:p>
          </table:table-cell>
          <table:table-cell table:style-name="ce30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6"/>
          <table:table-cell table:style-name="ce39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float" office:value="0.0988" calcext:value-type="float">
            <text:p>0,099</text:p>
          </table:table-cell>
          <table:table-cell table:style-name="ce30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8" office:value-type="float" office:value="0.0725" calcext:value-type="float">
            <text:p>0,073</text:p>
          </table:table-cell>
          <table:table-cell table:style-name="ce31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7" office:value-type="float" office:value="0.0377" calcext:value-type="float">
            <text:p>0,038</text:p>
          </table:table-cell>
          <table:table-cell table:style-name="ce30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5"/>
          <table:table-cell table:style-name="ce38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8" office:value-type="float" office:value="2.91" calcext:value-type="float">
            <text:p>2,910</text:p>
          </table:table-cell>
          <table:table-cell table:style-name="ce31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6"/>
          <table:table-cell table:style-name="ce39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float" office:value="0.0215" calcext:value-type="float">
            <text:p>0,022</text:p>
          </table:table-cell>
          <table:table-cell table:style-name="ce30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8" office:value-type="float" office:value="0.199" calcext:value-type="float">
            <text:p>0,199</text:p>
          </table:table-cell>
          <table:table-cell table:style-name="ce31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float" office:value="0.122" calcext:value-type="float">
            <text:p>0,122</text:p>
          </table:table-cell>
          <table:table-cell table:style-name="ce30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5"/>
          <table:table-cell table:style-name="ce38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8" office:value-type="float" office:value="0.846" calcext:value-type="float">
            <text:p>0,846</text:p>
          </table:table-cell>
          <table:table-cell table:style-name="ce31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6"/>
          <table:table-cell table:style-name="ce39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7" office:value-type="float" office:value="0.0174" calcext:value-type="float">
            <text:p>0,017</text:p>
          </table:table-cell>
          <table:table-cell table:style-name="ce30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1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7" office:value-type="float" office:value="0.39" calcext:value-type="float">
            <text:p>0,390</text:p>
          </table:table-cell>
          <table:table-cell table:style-name="ce30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15" office:value-type="string" calcext:value-type="string">
            <text:p>933272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80]=&quot;-&quot;;&quot;&quot;;IF([.A80]=&quot;&quot;;[.F80];[.A80]*[.F80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CRCW080518K0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80]=&quot;-&quot;;&quot;&quot;;IF([.A80]=&quot;&quot;;[.J80];[.A80]*[.J80]))" office:value-type="currency" office:currency="EUR" office:value="0.0116" calcext:value-type="currency">
            <text:p>0,01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1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7" office:value-type="float" office:value="0.0189" calcext:value-type="float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5"/>
          <table:table-cell table:style-name="ce38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080/3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435951</text:p>
          </table:table-cell>
          <table:table-cell table:style-name="ce28" office:value-type="float" office:value="0.524" calcext:value-type="float">
            <text:p>0,524</text:p>
          </table:table-cell>
          <table:table-cell table:style-name="ce31" table:formula="of:=IF([.E85]=&quot;-&quot;;&quot;&quot;;IF([.A85]=&quot;&quot;;[.F85];[.A85]*[.F85]))" office:value-type="currency" office:currency="GBP" office:value="0.524" calcext:value-type="currency">
            <text:p>£0,5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85]=&quot;-&quot;;&quot;&quot;;IF([.A85]=&quot;&quot;;[.J85];[.A85]*[.J85]))">
            <text:p/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7" office:value-type="float" office:value="0.353" calcext:value-type="float">
            <text:p>0,353</text:p>
          </table:table-cell>
          <table:table-cell table:style-name="ce30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5"/>
          <table:table-cell table:style-name="ce38" office:value-type="string" calcext:value-type="string">
            <text:p>WF25P-2R2-5%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48" table:formula="of:=IF([.I86]=&quot;-&quot;;&quot;&quot;;IF([.A86]=&quot;&quot;;[.J86];[.A86]*[.J86]))" office:value-type="currency" office:currency="EUR" office:value="0.0419" calcext:value-type="currency">
            <text:p>0,04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13, R21, R54</text:p>
          </table:table-cell>
          <table:table-cell table:style-name="ce16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87]=&quot;-&quot;;&quot;&quot;;IF([.A87]=&quot;&quot;;[.F87];[.A87]*[.F87]))" office:value-type="currency" office:currency="GBP" office:value="0.04" calcext:value-type="currency">
            <text:p>£0,04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2372" calcext:value-type="currency">
            <text:p>0,24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504756" calcext:value-type="currency">
            <text:p>0,0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7" office:value-type="float" office:value="0.0085" calcext:value-type="float">
            <text:p>0,009</text:p>
          </table:table-cell>
          <table:table-cell table:style-name="ce30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8" office:value-type="float" office:value="0.0102" calcext:value-type="float">
            <text:p>0,010</text:p>
          </table:table-cell>
          <table:table-cell table:style-name="ce31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187</text:p>
          </table:table-cell>
          <table:table-cell table:style-name="ce27" office:value-type="float" office:value="0.184" calcext:value-type="float">
            <text:p>0,184</text:p>
          </table:table-cell>
          <table:table-cell table:style-name="ce30" table:formula="of:=IF([.E94]=&quot;-&quot;;&quot;&quot;;IF([.A94]=&quot;&quot;;[.F94];[.A94]*[.F94]))" office:value-type="currency" office:currency="GBP" office:value="0.368" calcext:value-type="currency">
            <text:p>£0,37</text:p>
          </table:table-cell>
          <table:table-cell table:style-name="ce35"/>
          <table:table-cell table:style-name="ce38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46437552" calcext:value-type="currency">
            <text:p>0,46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8" office:value-type="float" office:value="0.014" calcext:value-type="float">
            <text:p>0,014</text:p>
          </table:table-cell>
          <table:table-cell table:style-name="ce31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32</text:p>
          </table:table-cell>
          <table:table-cell table:style-name="ce28" office:value-type="float" office:value="0.179" calcext:value-type="float">
            <text:p>0,179</text:p>
          </table:table-cell>
          <table:table-cell table:style-name="ce31" table:formula="of:=IF([.E97]=&quot;-&quot;;&quot;&quot;;IF([.A97]=&quot;&quot;;[.F97];[.A97]*[.F97]))" office:value-type="currency" office:currency="GBP" office:value="0.358" calcext:value-type="currency">
            <text:p>£0,36</text:p>
          </table:table-cell>
          <table:table-cell table:style-name="ce36"/>
          <table:table-cell table:style-name="ce39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45175662" calcext:value-type="currency">
            <text:p>0,452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8" office:value-type="float" office:value="0.143" calcext:value-type="float">
            <text:p>0,143</text:p>
          </table:table-cell>
          <table:table-cell table:style-name="ce31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7" office:value-type="float" office:value="0.343" calcext:value-type="float">
            <text:p>0,343</text:p>
          </table:table-cell>
          <table:table-cell table:style-name="ce30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2484003</text:p>
          </table:table-cell>
          <table:table-cell table:style-name="ce28" office:value-type="float" office:value="0.204" calcext:value-type="float">
            <text:p>0,204</text:p>
          </table:table-cell>
          <table:table-cell table:style-name="ce31" table:formula="of:=IF([.E101]=&quot;-&quot;;&quot;&quot;;IF([.A101]=&quot;&quot;;[.F101];[.A101]*[.F101]))" office:value-type="currency" office:currency="GBP" office:value="0.816" calcext:value-type="currency">
            <text:p>£0,8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1.02970224" calcext:value-type="currency">
            <text:p>1,03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7" office:value-type="float" office:value="0.22" calcext:value-type="float">
            <text:p>0,220</text:p>
          </table:table-cell>
          <table:table-cell table:style-name="ce30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5"/>
          <table:table-cell table:style-name="ce38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8" office:value-type="float" office:value="0.0122" calcext:value-type="float">
            <text:p>0,012</text:p>
          </table:table-cell>
          <table:table-cell table:style-name="ce31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0, R85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6]=&quot;-&quot;;&quot;&quot;;IF([.A106]=&quot;&quot;;[.F106];[.A106]*[.F106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</text:p>
          </table:table-cell>
          <table:table-cell table:style-name="ce45" office:value-type="float" office:value="0.00654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1308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1308" calcext:value-type="currency">
            <text:p>0,013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R</text:p>
          </table:table-cell>
          <table:table-cell table:style-name="ce16"/>
          <table:table-cell table:style-name="ce24" office:value-type="string" calcext:value-type="string">
            <text:p>R81</text:p>
          </table:table-cell>
          <table:table-cell table:style-name="ce16" office:value-type="string" calcext:value-type="string">
            <text:p>2380677</text:p>
          </table:table-cell>
          <table:table-cell table:style-name="ce28" office:value-type="float" office:value="0.111" calcext:value-type="float">
            <text:p>0,111</text:p>
          </table:table-cell>
          <table:table-cell table:style-name="ce31" table:formula="of:=IF([.E107]=&quot;-&quot;;&quot;&quot;;IF([.A107]=&quot;&quot;;[.F107];[.A107]*[.F107]))" office:value-type="currency" office:currency="GBP" office:value="0.111" calcext:value-type="currency">
            <text:p>£0,11</text:p>
          </table:table-cell>
          <table:table-cell table:style-name="ce36"/>
          <table:table-cell table:style-name="ce39" office:value-type="string" calcext:value-type="string">
            <text:p>RC0805FR-0710R </text:p>
          </table:table-cell>
          <table:table-cell table:style-name="ce46" office:value-type="float" office:value="0.00699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0699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2, R87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08]=&quot;-&quot;;&quot;&quot;;IF([.A108]=&quot;&quot;;[.F108];[.A108]*[.F108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38" calcext:value-type="currency">
            <text:p>0,01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0504756" calcext:value-type="currency">
            <text:p>0,005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09]=&quot;-&quot;;&quot;&quot;;IF([.A109]=&quot;&quot;;[.F109];[.A109]*[.F109]))" office:value-type="currency" office:currency="GBP" office:value="0.0032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9]=&quot;-&quot;;&quot;&quot;;IF([.A109]=&quot;&quot;;[.J109];[.A109]*[.J109]))" office:value-type="currency" office:currency="EUR" office:value="0.01386" calcext:value-type="currency">
            <text:p>0,01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10]=&quot;-&quot;;&quot;&quot;;IF([.A110]=&quot;&quot;;[.F110];[.A110]*[.F110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402" calcext:value-type="currency">
            <text:p>0,01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11]=&quot;-&quot;;&quot;&quot;;IF([.A111]=&quot;&quot;;[.F111];[.A111]*[.F111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11]=&quot;-&quot;;&quot;&quot;;IF([.A111]=&quot;&quot;;[.J111];[.A111]*[.J111]))" office:value-type="currency" office:currency="EUR" office:value="0.0232" calcext:value-type="currency">
            <text:p>0,02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12]=&quot;-&quot;;&quot;&quot;;IF([.A112]=&quot;&quot;;[.F112];[.A112]*[.F112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138" calcext:value-type="currency">
            <text:p>0,01 €</text:p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1" table:formula="of:=IF([.E113]=&quot;-&quot;;&quot;&quot;;IF([.A113]=&quot;&quot;;[.F113];[.A113]*[.F113]))" office:value-type="currency" office:currency="GBP" office:value="0.126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3]=&quot;-&quot;;&quot;&quot;;IF([.A113]=&quot;&quot;;[.J113];[.A113]*[.J113]))" office:value-type="currency" office:currency="EUR" office:value="0.08442" calcext:value-type="currency">
            <text:p>0,08 €</text:p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14]=&quot;-&quot;;&quot;&quot;;IF([.A114]=&quot;&quot;;[.F114];[.A114]*[.F114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4]=&quot;-&quot;;&quot;&quot;;IF([.A114]=&quot;&quot;;[.J114];[.A114]*[.J114]))" office:value-type="currency" office:currency="EUR" office:value="0.00669" calcext:value-type="currency">
            <text:p>0,01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RF0703-821M</text:p>
          </table:table-cell>
          <table:table-cell table:style-name="ce16" office:value-type="string" calcext:value-type="string">
            <text:p>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string" calcext:value-type="string">
            <text:p>1852832</text:p>
          </table:table-cell>
          <table:table-cell table:style-name="ce28" office:value-type="float" office:value="0.73" calcext:value-type="float">
            <text:p>0,730</text:p>
          </table:table-cell>
          <table:table-cell table:style-name="ce31" table:formula="of:=IF([.E115]=&quot;-&quot;;&quot;&quot;;IF([.A115]=&quot;&quot;;[.F115];[.A115]*[.F115]))" office:value-type="currency" office:currency="GBP" office:value="0.73" calcext:value-type="currency">
            <text:p>£0,7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15]=&quot;-&quot;;&quot;&quot;;IF([.A115]=&quot;&quot;;[.J115];[.A115]*[.J115]))">
            <text:p/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7" office:value-type="float" office:value="4.17" calcext:value-type="float">
            <text:p>4,170</text:p>
          </table:table-cell>
          <table:table-cell table:style-name="ce30" table:formula="of:=IF([.E116]=&quot;-&quot;;&quot;&quot;;IF([.A116]=&quot;&quot;;[.F116];[.A116]*[.F116]))" office:value-type="currency" office:currency="GBP" office:value="4.17" calcext:value-type="currency">
            <text:p>£4,17</text:p>
          </table:table-cell>
          <table:table-cell table:style-name="ce35"/>
          <table:table-cell table:style-name="ce38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6]=&quot;-&quot;;&quot;&quot;;IF([.A116]=&quot;&quot;;[.J116];[.A116]*[.J116]))" office:value-type="currency" office:currency="EUR" office:value="0.3796" calcext:value-type="currency">
            <text:p>0,38 €</text:p>
          </table:table-cell>
          <table:table-cell table:style-name="ce55" table:formula="of:=IF([.A116]&lt;&gt;&quot;&quot;; IF([.E116]&lt;&gt;&quot;-&quot; ; IF([.K116] &gt; [.G116]*[.$L$1];[.G116]*[.$L$1];[.K116]);[.K116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8" office:value-type="float" office:value="0.0467" calcext:value-type="float">
            <text:p>0,047</text:p>
          </table:table-cell>
          <table:table-cell table:style-name="ce31" table:formula="of:=IF([.E117]=&quot;-&quot;;&quot;&quot;;IF([.A117]=&quot;&quot;;[.F117];[.A117]*[.F117]))" office:value-type="currency" office:currency="GBP" office:value="0.0467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7]=&quot;-&quot;;&quot;&quot;;IF([.A117]=&quot;&quot;;[.J117];[.A117]*[.J117]))" office:value-type="currency" office:currency="EUR" office:value="0.02" calcext:value-type="currency">
            <text:p>0,02 €</text:p>
          </table:table-cell>
          <table:table-cell table:style-name="ce55" table:formula="of:=IF([.A117]&lt;&gt;&quot;&quot;; IF([.E117]&lt;&gt;&quot;-&quot; ; IF([.K117] &gt; [.G117]*[.$L$1];[.G117]*[.$L$1];[.K117]);[.K117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7" office:value-type="float" office:value="0.0317" calcext:value-type="float">
            <text:p>0,032</text:p>
          </table:table-cell>
          <table:table-cell table:style-name="ce30" table:formula="of:=IF([.E118]=&quot;-&quot;;&quot;&quot;;IF([.A118]=&quot;&quot;;[.F118];[.A118]*[.F118]))" office:value-type="currency" office:currency="GBP" office:value="0.0317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8]=&quot;-&quot;;&quot;&quot;;IF([.A118]=&quot;&quot;;[.J118];[.A118]*[.J118]))" office:value-type="currency" office:currency="EUR" office:value="0.078" calcext:value-type="currency">
            <text:p>0,08 €</text:p>
          </table:table-cell>
          <table:table-cell table:style-name="ce55" table:formula="of:=IF([.A118]&lt;&gt;&quot;&quot;; IF([.E118]&lt;&gt;&quot;-&quot; ; IF([.K118] &gt; [.G118]*[.$L$1];[.G118]*[.$L$1];[.K118]);[.K118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2" table:formula="of:=SUM([.G4:.G118])" office:value-type="currency" office:currency="GBP" office:value="62.9295" calcext:value-type="currency">
            <text:p>£62,93</text:p>
          </table:table-cell>
          <table:table-cell table:number-columns-repeated="3"/>
          <table:table-cell table:style-name="ce50" table:formula="of:=SUM([.K4:.K118])" office:value-type="currency" office:currency="EUR" office:value="18.47559" calcext:value-type="currency">
            <text:p>18,48 €</text:p>
          </table:table-cell>
          <table:table-cell table:style-name="ce50" table:formula="of:=SUM([.L4:.L118])" office:value-type="currency" office:currency="EUR" office:value="52.843211799" calcext:value-type="currency">
            <text:p>52,84 €</text:p>
          </table:table-cell>
        </table:table-row>
        <table:table-row table:style-name="ro6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22]=&quot;-&quot;;&quot;&quot;;IF([.A122]=&quot;&quot;;[.F122];[.A122]*[.F122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2]=&quot;-&quot;;&quot;&quot;;IF([.A122]=&quot;&quot;;[.J122];[.A122]*[.J122]))" office:value-type="currency" office:currency="EUR" office:value="0.00813" calcext:value-type="currency">
            <text:p>0,01 €</text:p>
          </table:table-cell>
          <table:table-cell table:style-name="ce55" table:formula="of:=IF([.A122]&lt;&gt;&quot;&quot;; IF([.E122]&lt;&gt;&quot;-&quot; ; IF([.K122] &gt; [.G122]*[.$L$1];[.G122]*[.$L$1];[.K122]);[.K122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3]=&quot;-&quot;;&quot;&quot;;IF([.A123]=&quot;&quot;;[.F123];[.A123]*[.F123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3]=&quot;-&quot;;&quot;&quot;;IF([.A123]=&quot;&quot;;[.J123];[.A123]*[.J123]))" office:value-type="currency" office:currency="EUR" office:value="0.21506" calcext:value-type="currency">
            <text:p>0,22 €</text:p>
          </table:table-cell>
          <table:table-cell table:style-name="ce55" table:formula="of:=IF([.A123]&lt;&gt;&quot;&quot;; IF([.E123]&lt;&gt;&quot;-&quot; ; IF([.K123] &gt; [.G123]*[.$L$1];[.G123]*[.$L$1];[.K123]);[.K123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4]=&quot;-&quot;;&quot;&quot;;IF([.A124]=&quot;&quot;;[.F124];[.A124]*[.F124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4]=&quot;-&quot;;&quot;&quot;;IF([.A124]=&quot;&quot;;[.J124];[.A124]*[.J124]))" office:value-type="currency" office:currency="EUR" office:value="0.9611" calcext:value-type="currency">
            <text:p>0,96 €</text:p>
          </table:table-cell>
          <table:table-cell table:style-name="ce55" table:formula="of:=IF([.A124]&lt;&gt;&quot;&quot;; IF([.E124]&lt;&gt;&quot;-&quot; ; IF([.K124] &gt; [.G124]*[.$L$1];[.G124]*[.$L$1];[.K124]);[.K124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7]=&quot;-&quot;;&quot;&quot;;IF([.A127]=&quot;&quot;;[.F127];[.A127]*[.F127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7]=&quot;-&quot;;&quot;&quot;;IF([.A127]=&quot;&quot;;[.J127];[.A127]*[.J127]))" office:value-type="currency" office:currency="EUR" office:value="0.21916" calcext:value-type="currency">
            <text:p>0,22 €</text:p>
          </table:table-cell>
          <table:table-cell table:style-name="ce55" table:formula="of:=IF([.A127]&lt;&gt;&quot;&quot;; IF([.E127]&lt;&gt;&quot;-&quot; ; IF([.K127] &gt; [.G127]*[.$L$1];[.G127]*[.$L$1];[.K127]);[.K127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8]=&quot;-&quot;;&quot;&quot;;IF([.A128]=&quot;&quot;;[.F128];[.A128]*[.F128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8]=&quot;-&quot;;&quot;&quot;;IF([.A128]=&quot;&quot;;[.J128];[.A128]*[.J128]))">
            <text:p/>
          </table:table-cell>
          <table:table-cell table:style-name="ce55" table:formula="of:=IF([.A128]&lt;&gt;&quot;&quot;; IF([.E128]&lt;&gt;&quot;-&quot; ; IF([.K128] &gt; [.G128]*[.$L$1];[.G128]*[.$L$1];[.K128]);[.K128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31]=&quot;-&quot;;&quot;&quot;;IF([.A131]=&quot;&quot;;[.F131];[.A131]*[.F131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1]=&quot;-&quot;;&quot;&quot;;IF([.A131]=&quot;&quot;;[.J131];[.A131]*[.J131]))">
            <text:p/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32]=&quot;-&quot;;&quot;&quot;;IF([.A132]=&quot;&quot;;[.F132];[.A132]*[.F132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2]=&quot;-&quot;;&quot;&quot;;IF([.A132]=&quot;&quot;;[.J132];[.A132]*[.J132]))">
            <text:p/>
          </table:table-cell>
          <table:table-cell table:style-name="ce55" table:formula="of:=IF([.A132]&lt;&gt;&quot;&quot;; IF([.E132]&lt;&gt;&quot;-&quot; ; IF([.K132] &gt; [.G132]*[.$L$1];[.G132]*[.$L$1];[.K132]);[.K132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3]=&quot;-&quot;;&quot;&quot;;IF([.A133]=&quot;&quot;;[.F133];[.A133]*[.F133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3]=&quot;-&quot;;&quot;&quot;;IF([.A133]=&quot;&quot;;[.J133];[.A133]*[.J133]))" office:value-type="currency" office:currency="EUR" office:value="1.52" calcext:value-type="currency">
            <text:p>1,52 €</text:p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4]=&quot;-&quot;;&quot;&quot;;IF([.A134]=&quot;&quot;;[.F134];[.A134]*[.F134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4]=&quot;-&quot;;&quot;&quot;;IF([.A134]=&quot;&quot;;[.J134];[.A134]*[.J134]))" office:value-type="currency" office:currency="EUR" office:value="0.189" calcext:value-type="currency">
            <text:p>0,19 €</text:p>
          </table:table-cell>
          <table:table-cell table:style-name="ce55" table:formula="of:=IF([.A134]&lt;&gt;&quot;&quot;; IF([.E134]&lt;&gt;&quot;-&quot; ; IF([.K134] &gt; [.G134]*[.$L$1];[.G134]*[.$L$1];[.K134]);[.K134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5]=&quot;-&quot;;&quot;&quot;;IF([.A135]=&quot;&quot;;[.F135];[.A135]*[.F135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5]=&quot;-&quot;;&quot;&quot;;IF([.A135]=&quot;&quot;;[.J135];[.A135]*[.J135]))">
            <text:p/>
          </table:table-cell>
          <table:table-cell table:style-name="ce55" table:formula="of:=IF([.A135]&lt;&gt;&quot;&quot;; IF([.E135]&lt;&gt;&quot;-&quot; ; IF([.K135] &gt; [.G135]*[.$L$1];[.G135]*[.$L$1];[.K135]);[.K135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6]=&quot;-&quot;;&quot;&quot;;IF([.A136]=&quot;&quot;;[.F136];[.A136]*[.F136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6]=&quot;-&quot;;&quot;&quot;;IF([.A136]=&quot;&quot;;[.J136];[.A136]*[.J136]))">
            <text:p/>
          </table:table-cell>
          <table:table-cell table:style-name="ce55" table:formula="of:=IF([.A136]&lt;&gt;&quot;&quot;; IF([.E136]&lt;&gt;&quot;-&quot; ; IF([.K136] &gt; [.G136]*[.$L$1];[.G136]*[.$L$1];[.K136]);[.K136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6" office:value-type="float" office:value="2.56" calcext:value-type="float">
            <text:p>2,560</text:p>
          </table:table-cell>
          <table:table-cell table:style-name="ce29" table:formula="of:=IF([.E139]=&quot;-&quot;;&quot;&quot;;IF([.A139]=&quot;&quot;;[.F139];[.A139]*[.F139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9]=&quot;-&quot;;&quot;&quot;;IF([.A139]=&quot;&quot;;[.J139];[.A139]*[.J139]))">
            <text:p/>
          </table:table-cell>
          <table:table-cell table:style-name="ce55" table:formula="of:=IF([.A139]&lt;&gt;&quot;&quot;; IF([.E139]&lt;&gt;&quot;-&quot; ; IF([.K139] &gt; [.G139]*[.$L$1];[.G139]*[.$L$1];[.K139]);[.K139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40]=&quot;-&quot;;&quot;&quot;;IF([.A140]=&quot;&quot;;[.F140];[.A140]*[.F140]))" office:value-type="currency" office:currency="GBP" office:value="0.191" calcext:value-type="currency">
            <text:p>£0,19</text:p>
          </table:table-cell>
          <table:table-cell table:style-name="ce36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40]=&quot;-&quot;;&quot;&quot;;IF([.A140]=&quot;&quot;;[.J140];[.A140]*[.J140]))">
            <text:p/>
          </table:table-cell>
          <table:table-cell table:style-name="ce55" table:formula="of:=IF([.A140]&lt;&gt;&quot;&quot;; IF([.E140]&lt;&gt;&quot;-&quot; ; IF([.K140] &gt; [.G140]*[.$L$1];[.G140]*[.$L$1];[.K140]);[.K140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41]=&quot;-&quot;;&quot;&quot;;IF([.A141]=&quot;&quot;;[.F141];[.A141]*[.F141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41]=&quot;-&quot;;&quot;&quot;;IF([.A141]=&quot;&quot;;[.J141];[.A141]*[.J141]))">
            <text:p/>
          </table:table-cell>
          <table:table-cell table:style-name="ce55" table:formula="of:=IF([.A141]&lt;&gt;&quot;&quot;; IF([.E141]&lt;&gt;&quot;-&quot; ; IF([.K141] &gt; [.G141]*[.$L$1];[.G141]*[.$L$1];[.K141]);[.K141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4]=&quot;-&quot;;&quot;&quot;;IF([.A144]=&quot;&quot;;[.F144];[.A144]*[.F144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4]=&quot;-&quot;;&quot;&quot;;IF([.A144]=&quot;&quot;;[.J144];[.A144]*[.J144]))" office:value-type="currency" office:currency="EUR" office:value="2.2" calcext:value-type="currency">
            <text:p>2,20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5]=&quot;-&quot;;&quot;&quot;;IF([.A145]=&quot;&quot;;[.F145];[.A145]*[.F145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5]=&quot;-&quot;;&quot;&quot;;IF([.A145]=&quot;&quot;;[.J145];[.A145]*[.J145]))">
            <text:p/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6]=&quot;-&quot;;&quot;&quot;;IF([.A146]=&quot;&quot;;[.F146];[.A146]*[.F146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6]=&quot;-&quot;;&quot;&quot;;IF([.A146]=&quot;&quot;;[.J146];[.A146]*[.J146]))" office:value-type="currency" office:currency="EUR" office:value="0.0063" calcext:value-type="currency">
            <text:p>0,01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7]=&quot;-&quot;;&quot;&quot;;IF([.A147]=&quot;&quot;;[.F147];[.A147]*[.F147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7]=&quot;-&quot;;&quot;&quot;;IF([.A147]=&quot;&quot;;[.J147];[.A147]*[.J147]))" office:value-type="currency" office:currency="EUR" office:value="0.27" calcext:value-type="currency">
            <text:p>0,27 €</text:p>
          </table:table-cell>
          <table:table-cell table:style-name="ce55" table:formula="of:=IF([.A147]&lt;&gt;&quot;&quot;; IF([.E147]&lt;&gt;&quot;-&quot; ; IF([.K147] &gt; [.G147]*[.$L$1];[.G147]*[.$L$1];[.K147]);[.K147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8]=&quot;-&quot;;&quot;&quot;;IF([.A148]=&quot;&quot;;[.F148];[.A148]*[.F148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8]=&quot;-&quot;;&quot;&quot;;IF([.A148]=&quot;&quot;;[.J148];[.A148]*[.J148]))" office:value-type="currency" office:currency="EUR" office:value="35.9" calcext:value-type="currency">
            <text:p>35,90 €</text:p>
          </table:table-cell>
          <table:table-cell table:style-name="ce55" table:formula="of:=IF([.A148]&lt;&gt;&quot;&quot;; IF([.E148]&lt;&gt;&quot;-&quot; ; IF([.K148] &gt; [.G148]*[.$L$1];[.G148]*[.$L$1];[.K148]);[.K148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9]=&quot;-&quot;;&quot;&quot;;IF([.A149]=&quot;&quot;;[.F149];[.A149]*[.F149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9]=&quot;-&quot;;&quot;&quot;;IF([.A149]=&quot;&quot;;[.J149];[.A149]*[.J149]))" office:value-type="currency" office:currency="EUR" office:value="0.97282" calcext:value-type="currency">
            <text:p>0,97 €</text:p>
          </table:table-cell>
          <table:table-cell table:style-name="ce55" table:formula="of:=IF([.A149]&lt;&gt;&quot;&quot;; IF([.E149]&lt;&gt;&quot;-&quot; ; IF([.K149] &gt; [.G149]*[.$L$1];[.G149]*[.$L$1];[.K149]);[.K149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50]=&quot;-&quot;;&quot;&quot;;IF([.A150]=&quot;&quot;;[.F150];[.A150]*[.F150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50]=&quot;-&quot;;&quot;&quot;;IF([.A150]=&quot;&quot;;[.J150];[.A150]*[.J150]))" office:value-type="currency" office:currency="EUR" office:value="1.59292" calcext:value-type="currency">
            <text:p>1,59 €</text:p>
          </table:table-cell>
          <table:table-cell table:style-name="ce55" table:formula="of:=IF([.A150]&lt;&gt;&quot;&quot;; IF([.E150]&lt;&gt;&quot;-&quot; ; IF([.K148] &gt; [.G150]*[.$L$1];[.G150]*[.$L$1];[.K148]);[.K148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4:.G150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4:.K150])" office:value-type="currency" office:currency="EUR" office:value="40.94204" calcext:value-type="currency">
            <text:p>40,94 €</text:p>
          </table:table-cell>
          <table:table-cell table:style-name="ce50" table:formula="of:=SUM([.L144:.L150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4]=&quot;-&quot;;&quot;&quot;;IF([.A154]=&quot;&quot;;[.F154];[.A154]*[.F154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4]=&quot;-&quot;;&quot;&quot;;IF([.A154]=&quot;&quot;;[.J154];[.A154]*[.J154]))" office:value-type="currency" office:currency="EUR" office:value="0.0402" calcext:value-type="currency">
            <text:p>0,04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5]=&quot;-&quot;;&quot;&quot;;IF([.A155]=&quot;&quot;;[.F155];[.A155]*[.F155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5]=&quot;-&quot;;&quot;&quot;;IF([.A155]=&quot;&quot;;[.J155];[.A155]*[.J155]))" office:value-type="currency" office:currency="EUR" office:value="1.82" calcext:value-type="currency">
            <text:p>1,82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1.82" calcext:value-type="currency">
            <text:p>1,82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6]=&quot;-&quot;;&quot;&quot;;IF([.A156]=&quot;&quot;;[.F156];[.A156]*[.F156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6]=&quot;-&quot;;&quot;&quot;;IF([.A156]=&quot;&quot;;[.J156];[.A156]*[.J156]))" office:value-type="currency" office:currency="EUR" office:value="0.47" calcext:value-type="currency">
            <text:p>0,47 €</text:p>
          </table:table-cell>
          <table:table-cell table:style-name="ce55" table:formula="of:=IF([.A156]&lt;&gt;&quot;&quot;; IF([.E156]&lt;&gt;&quot;-&quot; ; IF([.K156] &gt; [.G156]*[.$L$1];[.G156]*[.$L$1];[.K156]);[.K156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7]=&quot;-&quot;;&quot;&quot;;IF([.A157]=&quot;&quot;;[.F157];[.A157]*[.F157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7]=&quot;-&quot;;&quot;&quot;;IF([.A157]=&quot;&quot;;[.J157];[.A157]*[.J157]))" office:value-type="currency" office:currency="EUR" office:value="18.01" calcext:value-type="currency">
            <text:p>18,01 €</text:p>
          </table:table-cell>
          <table:table-cell table:style-name="ce55" table:formula="of:=IF([.A157]&lt;&gt;&quot;&quot;; IF([.E157]&lt;&gt;&quot;-&quot; ; IF([.K157] &gt; [.G157]*[.$L$1];[.G157]*[.$L$1];[.K157]);[.K157]);&quot;&quot;)" office:value-type="currency" office:currency="EUR" office:value="18.01" calcext:value-type="currency">
            <text:p>18,01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4:.G157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4:.K157])" office:value-type="currency" office:currency="EUR" office:value="20.3402" calcext:value-type="currency">
            <text:p>20,34 €</text:p>
          </table:table-cell>
          <table:table-cell table:style-name="ce50" table:formula="of:=SUM([.L154:.L157])" office:value-type="currency" office:currency="EUR" office:value="20.32574229" calcext:value-type="currency">
            <text:p>20,33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3:Sheet1.AMJ13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1:58:00.404181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8T16:24:13.823206184</dc:date>
    <dc:creator>Denis Kotlar</dc:creator>
    <meta:editing-duration>P1DT9H37M39S</meta:editing-duration>
    <meta:editing-cycles>351</meta:editing-cycles>
    <meta:document-statistic meta:table-count="1" meta:cell-count="1451" meta:object-count="0"/>
  </office:meta>
</office:document-meta>
</file>